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c5e4" officeooo:paragraph-rsid="001e70ce" style:font-weight-asian="bold" style:font-weight-complex="bold"/>
    </style:style>
    <style:style style:name="P2" style:family="paragraph" style:parent-style-name="Standard">
      <style:text-properties officeooo:paragraph-rsid="001e70ce"/>
    </style:style>
    <style:style style:name="T1" style:family="text">
      <style:text-properties officeooo:rsid="00190aea"/>
    </style:style>
    <style:style style:name="T2" style:family="text">
      <style:text-properties officeooo:rsid="001d478a"/>
    </style:style>
    <style:style style:name="T3" style:family="text">
      <style:text-properties officeooo:rsid="001a2fcc"/>
    </style:style>
    <style:style style:name="T4" style:family="text">
      <style:text-properties officeooo:rsid="001cf1c6"/>
    </style:style>
    <style:style style:name="T5" style:family="text">
      <style:text-properties officeooo:rsid="001ab65b"/>
    </style:style>
    <style:style style:name="T6" style:family="text">
      <style:text-properties officeooo:rsid="001309dc"/>
    </style:style>
    <style:style style:name="T7" style:family="text">
      <style:text-properties officeooo:rsid="001e70ce"/>
    </style:style>
    <style:style style:name="T8" style:family="text">
      <style:text-properties officeooo:rsid="001fcf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MAIL SORTING | SELECTION | SWITCHFULLY – Léonie Bouchat</text:p>
      <text:p text:style-name="P2"/>
      <text:p text:style-name="P2"/>
      <text:p text:style-name="P2">// function to sort and send emails with four parameters: The first one is the list <text:span text:style-name="T7">o</text:span>f <text:span text:style-name="T7">e</text:span>mails from which the emails are deleted, the second one is used to select the email to send ; the third one is used to create the address of destination, the fourth one is used to count the number of emails sent to the selected address of destination.</text:p>
      <text:p text:style-name="P2">FUNCTION sendEmail(listOfEmail<text:span text:style-name="T1">s</text:span>, email, destination, count)</text:p>
      <text:p text:style-name="P2">BEGIN</text:p>
      <text:p text:style-name="P2"><text:s text:c="4"/>send(email, "<text:a xlink:type="simple" xlink:href="mailto:%7Bdestination%7D@parkshark.com" text:style-name="Internet_20_link" text:visited-style-name="Visited_20_Internet_20_Link">{destination}@parkshark.com</text:a>") <text:s text:c="2"/>// call the functionality to send the email</text:p>
      <text:p text:style-name="P2"><text:s text:c="4"/>delete(email, listOfEmails) <text:s text:c="3"/>// functionality to delete one email from the list of emails. </text:p>
      <text:p text:style-name="P2"><text:s text:c="4"/>RETURN count + 1 <text:s text:c="3"/>// add one to the number of email<text:span text:style-name="T8">s</text:span> sent to the selected address</text:p>
      <text:p text:style-name="P2">END</text:p>
      <text:p text:style-name="P2"/>
      <text:p text:style-name="P2">// subprocedure to print the <text:span text:style-name="T6">number of </text:span>emails sent at the end of the process or at the end of the day</text:p>
      <text:p text:style-name="P2">SUBPROCEDURE printTotal<text:span text:style-name="T2">O</text:span>fEmailsSent(total, recruitement, spam, sales, reception)</text:p>
      <text:p text:style-name="P2">BEGIN</text:p>
      <text:p text:style-name="P2"><text:s text:c="4"/>WRITE(« We have sorted {total} emails :</text:p>
      <text:p text:style-name="P2"><text:s text:c="4"/>{recruitement} to recruitment, {spam} to spam, {sales} to sales, {reception} to reception »)</text:p>
      <text:p text:style-name="P2">END</text:p>
      <text:p text:style-name="P2"/>
      <text:p text:style-name="P2"/>
      <text:p text:style-name="P2">ALGORITHM sortingEmails</text:p>
      <text:p text:style-name="P2"/>
      <text:p text:style-name="P2">// Declaration of all variables : </text:p>
      <text:p text:style-name="P2">// - listOfEmail is an array containing all emails at the beginning of the process</text:p>
      <text:p text:style-name="P2">// - recruitement, spam, sales and reception are used to count the number of emails sent during the process</text:p>
      <text:p text:style-name="P2">// - totalRecruitement, totalSpam, totalSales, totalReception are used to count the number of emails sent during the day</text:p>
      <text:p text:style-name="P2">// totalOfList is the addition of all emails sent during the process</text:p>
      <text:p text:style-name="P2">// totalOfDay is the addition of all emails sent during the day</text:p>
      <text:p text:style-name="P2">// ended allows to stop the program at the end of the day</text:p>
      <text:p text:style-name="P2">VARIABLES </text:p>
      <text:p text:style-name="P2"><text:s text:c="4"/>listOfEmails : array[] of strings</text:p>
      <text:p text:style-name="P2"><text:s text:c="4"/>recruitement, spam, sales, reception, totalofList, totalRecruitement, totalSpam, totalSales, totalReception, totalOfDay : integer</text:p>
      <text:p text:style-name="P2"><text:s text:c="4"/>ended: bool<text:span text:style-name="T1">ean</text:span></text:p>
      <text:p text:style-name="P2"/>
      <text:p text:style-name="P2">BEGIN</text:p>
      <text:p text:style-name="P2"><text:s text:c="4"/>// <text:span text:style-name="T1">Attribution of values</text:span></text:p>
      <text:p text:style-name="P2"><text:s text:c="4"/>totalRecruitement &lt;- 0</text:p>
      <text:p text:style-name="P2"><text:s text:c="4"/>totalSpam &lt;- 0</text:p>
      <text:p text:style-name="P2"><text:s text:c="4"/>totalSales &lt;- 0</text:p>
      <text:p text:style-name="P2"><text:s text:c="4"/>totalReception &lt;- 0</text:p>
      <text:p text:style-name="P2"><text:s text:c="4"/>totalOfDay ← <text:span text:style-name="T3">totalRecruitement + totalSpam + totalSales + totalReception</text:span></text:p>
      <text:p text:style-name="P2"><text:s text:c="4"/>ended &lt;- false</text:p>
      <text:p text:style-name="P2"/>
      <text:p text:style-name="P2"><text:s text:c="4"/>WHILE day is not ended <text:s text:c="4"/>// <text:span text:style-name="T7">Loop for the day</text:span></text:p>
      <text:p text:style-name="P2"><text:s text:c="8"/>listOfEmails &lt;- input() <text:s text:c="3"/>// <text:span text:style-name="T7">Getting emails from outside</text:span></text:p>
      <text:p text:style-name="P2"><text:s text:c="8"/>recruitement &lt;- 0</text:p>
      <text:p text:style-name="P2"><text:soft-page-break/><text:s text:c="8"/>spam &lt;- 0</text:p>
      <text:p text:style-name="P2"><text:s text:c="8"/>sales &lt;- 0</text:p>
      <text:p text:style-name="P2"><text:s text:c="8"/>reception &lt;- 0</text:p>
      <text:p text:style-name="P2"><text:s text:c="8"/>totalofList &lt;- recruitment + spam + sales + reception</text:p>
      <text:p text:style-name="P2"><text:s text:c="8"/>FOR index FROM 0 TO (length of listOfEmails)-1 <text:s text:c="3"/>// <text:span text:style-name="T7">Loop for the process</text:span></text:p>
      <text:p text:style-name="P2"><text:s text:c="12"/>IF listOfEmails[index] contains the word "CV" THEN</text:p>
      <text:p text:style-name="P2"><text:s text:c="16"/>recruitement &lt;- sendEmail(listOfEmails, listOfEmails[index], "recruitment", recruitment)</text:p>
      <text:p text:style-name="P2"><text:s text:c="12"/>ELSEIF listOfEmails[index] contains the word "promo" OR email contains the word</text:p>
      <text:p text:style-name="P2"><text:s text:c="11"/>"advertising" THEN</text:p>
      <text:p text:style-name="P2"><text:s text:c="16"/>spam &lt;- sendEmail(listOfEmails, listOfEmails[index], "spam", spam)</text:p>
      <text:p text:style-name="P2"><text:s text:c="12"/>ELSEIF listOfEmails[<text:span text:style-name="T3">index</text:span>] contains the word "proposal" THEN</text:p>
      <text:p text:style-name="P2"><text:s text:c="16"/>sales &lt;- sendEmail(listOfEmails, listOfEmails[index], "sales", sales)</text:p>
      <text:p text:style-name="P2"><text:s text:c="12"/>ELSE</text:p>
      <text:p text:style-name="P2"><text:s text:c="16"/>reception &lt;- sendEmail(listOfEmails listOfEmails[index], "reception", reception)</text:p>
      <text:p text:style-name="P2"><text:s text:c="12"/>ENDIF</text:p>
      <text:p text:style-name="P2"><text:s text:c="8"/>ENDFOR</text:p>
      <text:p text:style-name="P2"><text:s text:c="8"/></text:p>
      <text:p text:style-name="P2"><text:s text:c="8"/>// <text:span text:style-name="T4">Write message</text:span></text:p>
      <text:p text:style-name="P2"><text:s text:c="8"/><text:span text:style-name="T2">Print</text:span>Total<text:span text:style-name="T2">O</text:span>fEmailsSent(totalOfList, recruitement, spam, sales, reception)</text:p>
      <text:p text:style-name="P2"/>
      <text:p text:style-name="P2"><text:s text:c="8"/>// <text:span text:style-name="T4">addition total emails of the day</text:span></text:p>
      <text:p text:style-name="P2"><text:s text:c="8"/>totalRecruitement = totalRecruitement + recruitement</text:p>
      <text:p text:style-name="P2"><text:s text:c="8"/>totalSpam = totalSpam + spam</text:p>
      <text:p text:style-name="P2"><text:s text:c="8"/>totalSales = totalSales + sales</text:p>
      <text:p text:style-name="P2"><text:s text:c="8"/>totalReception = totalReception + reception</text:p>
      <text:p text:style-name="P2"/>
      <text:p text:style-name="P2"><text:s text:c="8"/>ended = input(« <text:span text:style-name="T5">I</text:span>s the end of the day ? »)</text:p>
      <text:p text:style-name="P2"><text:s text:c="4"/>ENDWHILE</text:p>
      <text:p text:style-name="P2"/>
      <text:p text:style-name="P2">// <text:span text:style-name="T4">Write message</text:span></text:p>
      <text:p text:style-name="P2"><text:span text:style-name="T2">Print</text:span>Total<text:span text:style-name="T2">O</text:span>fEmailsSent(totalOfDay, totalRecruitement, totalSpam, totalSales, totalReception)</text:p>
      <text:p text:style-name="P2"/>
      <text:p text:style-name="P2">EN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5T09:43:21.858000000</meta:creation-date>
    <dc:date>2021-08-15T09:54:00.641000000</dc:date>
    <meta:editing-duration>PT7M39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66" meta:word-count="478" meta:character-count="3552" meta:non-whitespace-character-count="2778"/>
  </office:meta>
</office:document-meta>
</file>